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f1eba" officeooo:paragraph-rsid="006f1eba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Table_20_Contents">
      <style:paragraph-properties fo:text-align="justify" style:justify-single-word="false"/>
      <style:text-properties style:text-line-through-style="none" style:text-line-through-type="none" officeooo:rsid="0076a493" officeooo:paragraph-rsid="0076a4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76a493" style:font-weight-asian="bold" style:font-weight-complex="bold"/>
    </style:style>
    <style:style style:name="T4" style:family="text">
      <style:text-properties officeooo:rsid="006f1eba"/>
    </style:style>
    <style:style style:name="T5" style:family="text">
      <style:text-properties officeooo:rsid="00731f8e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5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Consumo enerxético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<draw:frame draw:style-name="fr1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4">1. <text:span text:style-name="T4">Un disco duro </text:span><text:span text:style-name="T5">SSD </text:span><text:span text:style-name="T4">ten unha potencia de traballo media </text:span><text:span text:style-name="T5">de 150 m</text:span><text:span text:style-name="T4">W. Se o temos en funcionamento 24 horas ao día, cal é o seu gasto eléctrico mensual (30 días) se a compañía eléctrica cóbranos 0,20 euros por cada kWh?</text:span></text:p>
          </table:table-cell>
        </table:table-row>
        <table:table-row>
          <table:table-cell table:style-name="Tabla4.A2" table:number-columns-spanned="2" office:value-type="string">
            <text:p text:style-name="P8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150mW &gt; kw = 150*10^-6 kw= 0,00015kw</text:p>
            <text:p text:style-name="P10">W = p(kw)*t(h) = 150*10^-6*24*30= 0.108kw/h</text:p>
            <text:p text:style-name="P10"/>
            <text:p text:style-name="P10">1kwh – 0.2€</text:p>
            <text:p text:style-name="P10">0.108kwh – x } x = 0.2*0.108/1= 0.0216€/mes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0-03T16:04:15.787000000</dc:date>
    <meta:editing-duration>PT9H28M7S</meta:editing-duration>
    <meta:editing-cycles>162</meta:editing-cycles>
    <meta:generator>LibreOffice/6.4.3.2$Windows_X86_64 LibreOffice_project/747b5d0ebf89f41c860ec2a39efd7cb15b54f2d8</meta:generator>
    <meta:document-statistic meta:table-count="2" meta:image-count="2" meta:object-count="0" meta:page-count="1" meta:paragraph-count="12" meta:word-count="72" meta:character-count="407" meta:non-whitespace-character-count="339"/>
  </office:meta>
</office:document-meta>
</file>